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d815e" officeooo:paragraph-rsid="0011b0d7" style:font-weight-asian="normal" style:font-weight-complex="normal"/>
    </style:style>
    <style:style style:name="P2" style:family="paragraph" style:parent-style-name="Standard">
      <style:text-properties fo:font-weight="normal" officeooo:rsid="000c31a4" officeooo:paragraph-rsid="0011b0d7" style:font-weight-asian="normal" style:font-weight-complex="normal"/>
    </style:style>
    <style:style style:name="P3" style:family="paragraph" style:parent-style-name="Standard">
      <style:text-properties fo:font-weight="bold" officeooo:rsid="000a451b" officeooo:paragraph-rsid="0011b0d7" style:font-weight-asian="bold" style:font-weight-complex="bold"/>
    </style:style>
    <style:style style:name="P4" style:family="paragraph" style:parent-style-name="Standard">
      <style:text-properties fo:font-weight="bold" officeooo:rsid="000c31a4" officeooo:paragraph-rsid="0011b0d7" style:font-weight-asian="bold" style:font-weight-complex="bold"/>
    </style:style>
    <style:style style:name="P5" style:family="paragraph" style:parent-style-name="Standard">
      <style:text-properties fo:font-weight="bold" officeooo:rsid="000d815e" officeooo:paragraph-rsid="0011b0d7" style:font-weight-asian="bold" style:font-weight-complex="bold"/>
    </style:style>
    <style:style style:name="T1" style:family="text">
      <style:text-properties officeooo:rsid="000c31a4"/>
    </style:style>
    <style:style style:name="T2" style:family="text">
      <style:text-properties officeooo:rsid="000d81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SIDE CLASS</text:p>
      <text:p text:style-name="P3"/>
      <text:p text:style-name="P3">Week <text:span text:style-name="T1">1</text:span>:</text:p>
      <text:p text:style-name="P3"/>
      <text:p text:style-name="P2">I did nothing regarding the course. However, I started learning python which was mainly becuase of the motivation to learn new things I had gained in Tueday's class.</text:p>
      <text:p text:style-name="P2"/>
      <text:p text:style-name="P4">Week 2:</text:p>
      <text:p text:style-name="P4"/>
      <text:p text:style-name="P2">Our team (Me, Aravind, Naveen and Satyendar) discussed many ideas. However, we were unable to figure out any idea that was unique. Finally, we got an idea regarding which not much work had been done. <text:span text:style-name="T2">So, we decided to go ahead with the idea. I continued with my python course and continued to learn it. I also revised HTML and CSS concepts.</text:span></text:p>
      <text:p text:style-name="P2"/>
      <text:p text:style-name="P5">Week 3:</text:p>
      <text:p text:style-name="P5"/>
      <text:p text:style-name="P1">After a hefty discussion with sir, we had to dump that idea and move to a new idea. We thought about the possible features that can be inculcated in this idea. Also, we discussed about the possible technologies we should use. </text:p>
      <text:p text:style-name="P1">P.S.- Continuing with my python cou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15:57:16.837374980</meta:creation-date>
    <dc:date>2015-09-15T15:57:42.847987821</dc:date>
    <meta:editing-duration>P0D</meta:editing-duration>
    <meta:editing-cycles>1</meta:editing-cycles>
    <meta:document-statistic meta:table-count="0" meta:image-count="0" meta:object-count="0" meta:page-count="1" meta:paragraph-count="8" meta:word-count="145" meta:character-count="804" meta:non-whitespace-character-count="666"/>
    <meta:generator>LibreOffice/4.2.3.3$Linux_X86_64 LibreOffice_project/420m0$Build-3</meta:generator>
  </office:meta>
</office:document-meta>
</file>